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5" style:family="table-cell" style:parent-style-name="Default">
      <style:table-cell-properties style:vertical-align="top"/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number-columns-repeated="5" table:default-cell-style-name="ce2"/>
        <table:table-column table:style-name="co1" table:number-columns-repeated="1017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1" table:number-rows-spanned="2">
            <text:p>Values</text:p>
          </table:table-cell>
          <table:table-cell table:style-name="ce3" office:value-type="string" table:number-columns-spanned="5" table:number-rows-spanned="1">
            <text:p>Boxes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/>
          <table:covered-table-cell table:style-name="ce3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C6]+[.D6]+[.E6]+[.F6]+[.G6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1017"/>
        </table:table-row>
        <table:table-row table:style-name="ro1">
          <table:table-cell/>
          <table:table-cell table:style-name="ce4" table:formula="of:=[.C7]+[.D7]+[.E7]+[.F7]+[.G7]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1017"/>
        </table:table-row>
        <table:table-row table:style-name="ro1">
          <table:table-cell/>
          <table:table-cell table:style-name="ce4" table:formula="of:=[.C8]+[.D8]+[.E8]+[.F8]+[.G8]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number-columns-repeated="1017"/>
        </table:table-row>
        <table:table-row table:style-name="ro1">
          <table:table-cell/>
          <table:table-cell table:style-name="ce4" table:formula="of:=[.C9]+[.D9]+[.E9]+[.F9]+[.G9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1017"/>
        </table:table-row>
        <table:table-row table:style-name="ro1">
          <table:table-cell/>
          <table:table-cell table:style-name="ce4" table:formula="of:=[.C10]+[.D10]+[.E10]+[.F10]+[.G10]"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table:number-columns-repeated="1017"/>
        </table:table-row>
        <table:table-row table:style-name="ro1">
          <table:table-cell/>
          <table:table-cell table:style-name="ce4" table:formula="of:=[.C11]+[.D11]+[.E11]+[.F11]+[.G11]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1017"/>
        </table:table-row>
        <table:table-row table:style-name="ro1">
          <table:table-cell/>
          <table:table-cell table:style-name="ce4" table:formula="of:=[.C12]+[.D12]+[.E12]+[.F12]+[.G12]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number-columns-repeated="1017"/>
        </table:table-row>
        <table:table-row table:style-name="ro1">
          <table:table-cell/>
          <table:table-cell table:style-name="ce4" table:formula="of:=[.C13]+[.D13]+[.E13]+[.F13]+[.G13]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1017"/>
        </table:table-row>
        <table:table-row table:style-name="ro1">
          <table:table-cell/>
          <table:table-cell table:style-name="ce4" table:formula="of:=[.C14]+[.D14]+[.E14]+[.F14]+[.G14]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number-columns-repeated="1017"/>
        </table:table-row>
        <table:table-row table:style-name="ro1">
          <table:table-cell/>
          <table:table-cell table:style-name="ce4" table:formula="of:=[.C15]+[.D15]+[.E15]+[.F15]+[.G15]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/>
          <table:table-cell table:style-name="ce5"/>
          <table:table-cell table:number-columns-repeated="1015"/>
        </table:table-row>
        <table:table-row table:style-name="ro1">
          <table:table-cell/>
          <table:table-cell table:style-name="ce4" table:formula="of:=[.C16]+[.D16]+[.E16]+[.F16]+[.G16]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C17]+[.D17]+[.E17]+[.F17]+[.G17]"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1017"/>
        </table:table-row>
        <table:table-row table:style-name="ro1">
          <table:table-cell/>
          <table:table-cell table:style-name="ce4" table:formula="of:=[.C18]+[.D18]+[.E18]+[.F18]+[.G18]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1017"/>
        </table:table-row>
        <table:table-row table:style-name="ro1">
          <table:table-cell/>
          <table:table-cell table:style-name="ce4" table:formula="of:=[.C19]+[.D19]+[.E19]+[.F19]+[.G19]"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C20]+[.D20]+[.E20]+[.F20]+[.G20]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C21]+[.D21]+[.E21]+[.F21]+[.G21]"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1017"/>
        </table:table-row>
        <table:table-row table:style-name="ro1">
          <table:table-cell/>
          <table:table-cell table:style-name="ce4" table:formula="of:=[.C22]+[.D22]+[.E22]+[.F22]+[.G22]"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1017"/>
        </table:table-row>
        <table:table-row table:style-name="ro1">
          <table:table-cell/>
          <table:table-cell table:style-name="ce4" table:formula="of:=[.C23]+[.D23]+[.E23]+[.F23]+[.G23]"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C24]+[.D24]+[.E24]+[.F24]+[.G24]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C25]+[.D25]+[.E25]+[.F25]+[.G25]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1017"/>
        </table:table-row>
        <table:table-row table:style-name="ro1">
          <table:table-cell/>
          <table:table-cell table:style-name="ce4" table:formula="of:=[.C26]+[.D26]+[.E26]+[.F26]+[.G26]" office:value-type="float" office:value="8">
            <text:p>8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C27]+[.D27]+[.E27]+[.F27]+[.G27]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C28]+[.D28]+[.E28]+[.F28]+[.G28]"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C29]+[.D29]+[.E29]+[.F29]+[.G29]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C30]+[.D30]+[.E30]+[.F30]+[.G30]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C31]+[.D31]+[.E31]+[.F31]+[.G31]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C32]+[.D32]+[.E32]+[.F32]+[.G32]" office:value-type="float" office:value="10">
            <text:p>1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C33]+[.D33]+[.E33]+[.F33]+[.G33]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C34]+[.D34]+[.E34]+[.F34]+[.G34]"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C35]+[.D35]+[.E35]+[.F35]+[.G35]"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.C36]+[.D36]+[.E36]+[.F36]+[.G36]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2015-08-01</text:date>, <text:time>13:5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3S</meta:editing-duration>
    <meta:editing-cycles>6</meta:editing-cycles>
    <meta:generator>OpenOffice/4.1.1$Win32 OpenOffice.org_project/411m6$Build-9775</meta:generator>
    <dc:date>2015-08-01T13:52:05.27</dc:date>
    <dc:creator>Stefan Karlsson</dc:creator>
    <meta:document-statistic meta:table-count="1" meta:cell-count="193" meta:object-count="0"/>
    <meta:user-defined meta:name="Info 1"/>
    <meta:user-defined meta:name="Info 2"/>
    <meta:user-defined meta:name="Info 3"/>
    <meta:user-defined meta:name="Info 4"/>
  </office:meta>
</office:document-meta>
</file>